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215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0.919cm" fo:min-width="4.26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1.016cm" svg:x="7.604cm" svg:y="1.889cm">
          <text:p text:style-name="P1">Create Pati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29cm" svg:height="3.429cm" svg:x="7.985cm" svg:y="3.794cm">
          <text:p text:style-name="P1">Prospective</text:p>
          <text:p text:style-name="P1">Test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3.429cm" svg:height="3.429cm" svg:x="10.652cm" svg:y="6.842cm">
          <text:p text:style-name="P1">Loss of</text:p>
          <text:p text:style-name="P1">Function</text:p>
          <text:p text:style-name="P1">Mut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4.191cm" svg:height="1.397cm" svg:x="5.953cm" svg:y="11.287cm">
          <text:p text:style-name="P1">Simvastati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191cm" svg:height="1.397cm" svg:x="13.446cm" svg:y="11.414cm">
          <text:p text:style-name="P1">Second Line</text:p>
          <text:p text:style-name="P1">Therapy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.826cm" svg:height="1.905cm" svg:x="9.282cm" svg:y="17.383cm">
          <text:p text:style-name="P1">Myopathy</text:p>
          <text:p text:style-name="P1">(mild, moderate, </text:p>
          <text:p text:style-name="P1">or severe)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6.731cm" svg:height="1.651cm" svg:x="8.366cm" svg:y="14.081cm">
          <text:p text:style-name="P1">Event Loop</text:p>
          <text:p text:style-name="P1">Accumulate Statis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4.826cm" svg:height="1.905cm" svg:x="15.097cm" svg:y="17.383cm">
          <text:p text:style-name="P1">Natural</text:p>
          <text:p text:style-name="P1">Death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826cm" svg:height="1.905cm" svg:x="3.921cm" svg:y="17.383cm">
          <text:p text:style-name="P1">No Event</text:p>
          <text:p text:style-name="P1">Age 1 Day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9.636cm" svg:y1="2.905cm" svg:x2="9.7cm" svg:y2="3.794cm" draw:start-shape="id1" draw:start-glue-point="2" draw:end-shape="id2" draw:end-glue-point="4" svg:d="M9636 2905v444h64v445" svg:viewBox="0 0 65 890">
          <text:p/>
        </draw:connector>
        <draw:connector draw:style-name="gr6" draw:text-style-name="P2" draw:layer="layout" svg:x1="11.414cm" svg:y1="5.509cm" svg:x2="12.366cm" svg:y2="6.842cm" draw:start-shape="id2" draw:start-glue-point="7" draw:end-shape="id3" svg:d="M11414 5509h952v1333" svg:viewBox="0 0 953 1334">
          <text:p/>
        </draw:connector>
        <draw:connector draw:style-name="gr6" draw:text-style-name="P2" draw:layer="layout" svg:x1="14.081cm" svg:y1="8.557cm" svg:x2="15.541cm" svg:y2="11.414cm" draw:start-shape="id3" draw:start-glue-point="7" draw:end-shape="id4" svg:d="M14081 8557h1460v2857" svg:viewBox="0 0 1461 2858">
          <text:p/>
        </draw:connector>
        <draw:connector draw:style-name="gr6" draw:text-style-name="P2" draw:layer="layout" svg:x1="10.652cm" svg:y1="8.557cm" svg:x2="8.048cm" svg:y2="11.287cm" draw:start-shape="id3" draw:start-glue-point="5" draw:end-shape="id5" svg:d="M10652 8557h-2604v2730" svg:viewBox="0 0 2605 2731">
          <text:p/>
        </draw:connector>
        <draw:connector draw:style-name="gr6" draw:text-style-name="P2" draw:layer="layout" svg:x1="7.985cm" svg:y1="5.509cm" svg:x2="5.953cm" svg:y2="11.985cm" draw:start-shape="id2" draw:start-glue-point="5" draw:end-shape="id5" svg:d="M7985 5509h-2534v6476h502" svg:viewBox="0 0 2535 6477">
          <text:p/>
        </draw:connector>
        <draw:connector draw:style-name="gr6" draw:text-style-name="P2" draw:layer="layout" svg:x1="8.048cm" svg:y1="12.684cm" svg:x2="9.351cm" svg:y2="14.322cm" draw:start-shape="id5" draw:start-glue-point="2" draw:end-shape="id6" draw:end-glue-point="5" svg:d="M8048 12684v698h1303v940" svg:viewBox="0 0 1304 1639">
          <text:p/>
        </draw:connector>
        <draw:connector draw:style-name="gr6" draw:text-style-name="P2" draw:layer="layout" svg:x1="15.541cm" svg:y1="12.811cm" svg:x2="14.112cm" svg:y2="14.322cm" draw:start-shape="id4" draw:start-glue-point="2" draw:end-shape="id6" draw:end-glue-point="11" svg:d="M15541 12811v634h-1429v877" svg:viewBox="0 0 1430 1512">
          <text:p/>
        </draw:connector>
        <draw:connector draw:style-name="gr6" draw:text-style-name="P2" draw:layer="layout" svg:x1="11.732cm" svg:y1="15.732cm" svg:x2="11.695cm" svg:y2="17.383cm" draw:start-shape="id6" draw:start-glue-point="8" draw:end-shape="id7" draw:end-glue-point="0" svg:d="M11732 15732v825h-37v826" svg:viewBox="0 0 38 1652">
          <text:p/>
        </draw:connector>
        <draw:connector draw:style-name="gr6" draw:text-style-name="P2" draw:layer="layout" svg:x1="14.112cm" svg:y1="15.491cm" svg:x2="17.51cm" svg:y2="17.383cm" draw:start-shape="id6" draw:start-glue-point="9" draw:end-shape="id8" svg:d="M14112 15491v1066h3398v826" svg:viewBox="0 0 3399 1893">
          <text:p/>
        </draw:connector>
        <draw:connector draw:style-name="gr6" draw:text-style-name="P2" draw:layer="layout" svg:x1="9.351cm" svg:y1="15.491cm" svg:x2="6.334cm" svg:y2="17.383cm" draw:start-shape="id6" draw:start-glue-point="7" draw:end-shape="id9" draw:end-glue-point="0" svg:d="M9351 15491v1066h-3017v826" svg:viewBox="0 0 3018 1893">
          <text:p/>
        </draw:connector>
        <draw:connector draw:style-name="gr6" draw:text-style-name="P2" draw:layer="layout" svg:x1="9.282cm" svg:y1="18.335cm" svg:x2="9.282cm" svg:y2="18.335cm" draw:start-shape="id7" draw:start-glue-point="3" draw:end-shape="id7" draw:end-glue-point="3" svg:d="M9282 18335z" svg:viewBox="0 0 1 1">
          <text:p/>
        </draw:connector>
        <draw:connector draw:style-name="gr6" draw:text-style-name="P2" xml:id="id10" draw:id="id10" draw:layer="layout" draw:type="curve" svg:x1="3.921cm" svg:y1="18.335cm" svg:x2="3.921cm" svg:y2="18.335cm" draw:start-shape="id9" draw:start-glue-point="3" draw:end-shape="id9" draw:end-glue-point="3" svg:d="M3921 18335z" svg:viewBox="0 0 1 1">
          <text:p/>
        </draw:connector>
        <draw:connector draw:style-name="gr6" draw:text-style-name="P2" draw:layer="layout" draw:line-skew="-3.238cm" svg:x1="3.921cm" svg:y1="18.335cm" svg:x2="8.366cm" svg:y2="14.907cm" draw:start-shape="id10" draw:start-glue-point="0" draw:end-shape="id6" draw:end-glue-point="6" svg:d="M3921 18335h-1016v-3428h5461" svg:viewBox="0 0 5462 3429">
          <text:p/>
        </draw:connector>
        <draw:custom-shape draw:style-name="gr4" draw:text-style-name="P1" xml:id="id12" draw:id="id12" draw:layer="layout" svg:width="4.826cm" svg:height="1.905cm" svg:x="14.589cm" svg:y="23.225cm">
          <text:p text:style-name="P1">CVD</text:p>
          <text:p text:style-name="P1">Death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429cm" svg:height="3.429cm" svg:x="9.636cm" svg:y="20.558cm">
          <text:p text:style-name="P1">Surviv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11.695cm" svg:y1="19.288cm" svg:x2="11.351cm" svg:y2="20.558cm" draw:start-shape="id7" draw:start-glue-point="2" draw:end-shape="id11" draw:end-glue-point="4" svg:d="M11695 19288v634h-344v636" svg:viewBox="0 0 345 1271">
          <text:p/>
        </draw:connector>
        <draw:connector draw:style-name="gr6" draw:text-style-name="P2" draw:layer="layout" svg:x1="13.065cm" svg:y1="22.273cm" svg:x2="17.002cm" svg:y2="23.225cm" draw:start-shape="id11" draw:start-glue-point="7" draw:end-shape="id12" draw:end-glue-point="0" svg:d="M13065 22273h3937v952" svg:viewBox="0 0 3938 953">
          <text:p/>
        </draw:connector>
        <draw:connector draw:style-name="gr6" draw:text-style-name="P2" draw:layer="layout" draw:line-skew="-4.959cm" svg:x1="9.636cm" svg:y1="22.273cm" svg:x2="8.366cm" svg:y2="14.907cm" draw:start-shape="id11" draw:start-glue-point="5" draw:end-shape="id6" draw:end-glue-point="6" svg:d="M9636 22273h-6731v-7366h5461" svg:viewBox="0 0 6732 7367">
          <text:p/>
        </draw:connector>
        <draw:frame draw:style-name="gr7" draw:text-style-name="P3" draw:layer="layout" svg:width="0.762cm" svg:height="0.962cm" svg:x="7.35cm" svg:y="4.483cm">
          <draw:text-box>
            <text:p>Y</text:p>
          </draw:text-box>
        </draw:frame>
        <draw:frame draw:style-name="gr8" draw:text-style-name="P3" draw:layer="layout" svg:width="0.889cm" svg:height="0.962cm" svg:x="10.017cm" svg:y="7.477cm">
          <draw:text-box>
            <text:p>Y</text:p>
          </draw:text-box>
        </draw:frame>
        <draw:frame draw:style-name="gr8" draw:text-style-name="P3" draw:layer="layout" svg:width="0.889cm" svg:height="0.962cm" svg:x="8.765cm" svg:y="21.158cm">
          <draw:text-box>
            <text:p>Y</text:p>
          </draw:text-box>
        </draw:frame>
        <draw:frame draw:style-name="gr8" draw:text-style-name="P3" draw:layer="layout" svg:width="0.889cm" svg:height="0.962cm" svg:x="11.16cm" svg:y="4.556cm">
          <draw:text-box>
            <text:p>N</text:p>
          </draw:text-box>
        </draw:frame>
        <draw:frame draw:style-name="gr8" draw:text-style-name="P3" draw:layer="layout" svg:width="0.889cm" svg:height="0.962cm" svg:x="13.954cm" svg:y="7.531cm">
          <draw:text-box>
            <text:p>N</text:p>
          </draw:text-box>
        </draw:frame>
        <draw:frame draw:style-name="gr8" draw:text-style-name="P3" draw:layer="layout" svg:width="0.889cm" svg:height="0.962cm" svg:x="12.938cm" svg:y="20.993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3:51:57.883091688</meta:creation-date>
    <dc:date>2016-05-05T14:09:23.500786437</dc:date>
    <meta:editing-duration>PT1M53S</meta:editing-duration>
    <meta:editing-cycles>1</meta:editing-cycles>
    <meta:document-statistic meta:object-count="33"/>
    <meta:generator>LibreOffice/5.0.5.2$Linux_X86_64 LibreOffice_project/00m0$Build-2</meta:generator>
  </office:meta>
</office:document-meta>
</file>